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1" table:number-rows-repeated="104836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0-08T02:20:10.178000000</dc:date>
    <meta:editing-duration>P45DT5H47M1S</meta:editing-duration>
    <meta:editing-cycles>320</meta:editing-cycles>
    <meta:document-statistic meta:table-count="2" meta:cell-count="5111" meta:object-count="0"/>
  </office:meta>
</office:document-meta>
</file>